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text-properties fo:font-size="8pt" style:font-size-asian="8pt" style:font-size-complex="8pt"/>
    </style:style>
    <style:style style:name="P2" style:family="paragraph">
      <loext:graphic-properties draw:fill="none" draw:fill-color="#ffffff"/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P5" style:family="paragraph">
      <style:paragraph-properties fo:text-align="center"/>
      <style:text-properties fo:font-size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 style:font-size-complex="9pt"/>
    </style:style>
    <style:style style:name="gr1" style:family="graphic">
      <style:graphic-properties draw:stroke="none" draw:fill="none" draw:fill-color="#ffffff" fo:min-height="0.140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draw:fill="none" draw:fill-color="#ffffff" fo:min-height="0.124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draw:fill="none" draw:fill-color="#ffffff" fo:min-height="0.149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3953in" fo:min-width="0.657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3953in" fo:min-width="0.594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5319in" fo:min-width="0.573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4953in" fo:min-width="0.607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draw:fill="none" draw:fill-color="#ffffff" fo:min-height="0.13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0.2992in" fo:min-width="0.599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0.3209in" fo:min-width="0.697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0.3583in" fo:min-width="1.199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stroke="none" draw:fill="none" draw:fill-color="#ffffff" fo:min-height="0.133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0.4728in" fo:min-width="0.595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stroke="none" draw:fill="none" draw:fill-color="#ffffff" fo:min-height="0.157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0.648in" fo:min-width="0.7626in" style:run-through="background" draw:wrap-influence-on-position="once-concurrent" loext:allow-overlap="true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0.2165in" fo:min-width="0.728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draw:textarea-horizontal-align="justify" draw:textarea-vertical-align="middle" draw:auto-grow-height="false" fo:min-height="0.3055in" fo:min-width="0.520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2" draw:name="Shape 4" draw:style-name="gr17" draw:text-style-name="P5" svg:width="1.5252in" svg:height="1.2953in" svg:x="0in" svg:y="0in"><text:p text:style-name="P5">I &gt;=1 &amp;&amp; I &lt; 101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0" draw:name="Shape 1" draw:style-name="gr19" draw:text-style-name="P3" svg:width="0.737in" svg:height="0.4323in" svg:x="2.8in" svg:y="0.1091in"><text:p text:style-name="P3">START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1" draw:name="Shape 3" draw:style-name="gr18" draw:text-style-name="P3" svg:width="1.198in" svg:height="0.2161in" svg:x="2.5846in" svg:y="0.7409in"><text:p text:style-name="P3">User Input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frame text:anchor-type="paragraph" draw:z-index="3" draw:name="Text Frame 1" draw:style-name="gr16" draw:text-style-name="P2" svg:width="0.3394in" svg:height="0.1571in" svg:x="2.6465in" svg:y="1.7083in"><draw:text-box><text:p text:style-name="P1"><text:span text:style-name="T1">TRUE</text:span></text:p></draw:text-box></draw:frame><draw:frame text:anchor-type="paragraph" draw:z-index="4" draw:name="Text Frame 2" draw:style-name="gr5" draw:text-style-name="P2" svg:width="0.3697in" svg:height="0.1496in" svg:x="1.2102in" svg:y="2.148in"><draw:text-box><text:p text:style-name="P1"><text:span text:style-name="T1">FALSE</text:span></text:p></draw:text-box></draw:frame><draw:line text:anchor-type="paragraph" draw:z-index="5" draw:name="Vertical line 1" draw:style-name="gr2" draw:text-style-name="P3" svg:x1="3.1717in" svg:y1="0.5409in" svg:x2="3.1717in" svg:y2="0.7409in"><text:p/></draw:line><draw:line text:anchor-type="paragraph" draw:z-index="6" draw:name="Line 1" draw:style-name="gr2" draw:text-style-name="P3" svg:x1="2.7701in" svg:y1="0.9571in" svg:x2="2.1154in" svg:y2="1.3591in"><text:p/></draw:line><draw:custom-shape text:anchor-type="paragraph" draw:z-index="7" draw:name="Shape 2" draw:style-name="gr15" svg:width="1.1906in" svg:height="0.9453in" svg:x="4.4071in" svg:y="0.7563in"><text:p>I == rNR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8" draw:name="Line 2" draw:style-name="gr3" draw:text-style-name="P3" svg:x1="2.8665in" svg:y1="2.0063in" svg:x2="5.0465in" svg:y2="0.1689in"><text:p/></draw:line><draw:line text:anchor-type="paragraph" draw:z-index="9" draw:name="Vertical line 2" draw:style-name="gr2" draw:text-style-name="P3" svg:x1="5.0465in" svg:y1="0.1689in" svg:x2="5.0098in" svg:y2="0.7563in"><text:p/></draw:line><draw:frame text:anchor-type="paragraph" draw:z-index="10" draw:name="Text Frame 3" draw:style-name="gr1" draw:text-style-name="P2" svg:width="0.328in" svg:height="0.1413in" svg:x="5.4772in" svg:y="0.9874in"><draw:text-box><text:p text:style-name="P1"><text:span text:style-name="T1">TRUE</text:span></text:p></draw:text-box></draw:frame><draw:frame text:anchor-type="paragraph" draw:z-index="11" draw:name="Text Frame 4" draw:style-name="gr14" draw:text-style-name="P2" svg:width="0.3657in" svg:height="0.1335in" svg:x="4.3173in" svg:y="1.3965in"><draw:text-box><text:p text:style-name="P1"><text:span text:style-name="T1">FALSE</text:span></text:p></draw:text-box></draw:frame><draw:custom-shape text:anchor-type="paragraph" draw:z-index="12" draw:name="Shape 5" draw:style-name="gr13" draw:text-style-name="P4" svg:width="1.9717in" svg:height="0.3579in" svg:x="0.0472in" svg:y="2.9811in"><text:p text:style-name="P4"><text:span text:style-name="T2">Varning! Between 1 &amp; 100!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13" draw:name="Line 3" draw:style-name="gr3" draw:text-style-name="P3" svg:x1="1.3417in" svg:y1="2.0063in" svg:x2="0.8055in" svg:y2="2.6835in"><text:p/></draw:line><draw:line text:anchor-type="paragraph" draw:z-index="14" draw:name="Line 4" draw:style-name="gr2" draw:text-style-name="P3" svg:x1="0.8055in" svg:y1="2.6835in" svg:x2="0.798in" svg:y2="2.9815in"><text:p/></draw:line><draw:custom-shape text:anchor-type="paragraph" draw:z-index="15" draw:name="Shape 6" draw:style-name="gr12" svg:width="1.1461in" svg:height="0.3205in" svg:x="5.6492in" svg:y="1.4409in"><text:p text:style-name="P3">Congrats!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6" draw:name="Shape 7" draw:style-name="gr11" svg:width="0.848in" svg:height="0.4248in" svg:x="5.7839in" svg:y="2.0134in"><text:p text:style-name="P3">STOP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line text:anchor-type="paragraph" draw:z-index="17" draw:name="Line 5" draw:style-name="gr2" draw:text-style-name="P3" svg:x1="5.5972in" svg:y1="1.2327in" svg:x2="6.2445in" svg:y2="1.4409in"><text:p/></draw:line><draw:line text:anchor-type="paragraph" draw:z-index="18" draw:name="Vertical line 3" draw:style-name="gr2" draw:text-style-name="P3" svg:x1="6.2374in" svg:y1="1.761in" svg:x2="6.2374in" svg:y2="2.013in"><text:p/></draw:line><draw:custom-shape text:anchor-type="paragraph" draw:z-index="19" draw:name="Shape 8" draw:style-name="gr9" svg:width="1.2134in" svg:height="0.9898in" svg:x="3.3874in" svg:y="2.0063in"><text:p text:style-name="P3">I &lt; rNR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20" draw:name="Line 6" draw:style-name="gr2" draw:text-style-name="P3" svg:x1="4.4071in" svg:y1="1.2252in" svg:x2="3.998in" svg:y2="2.0063in"><text:p/></draw:line><draw:frame text:anchor-type="paragraph" draw:z-index="21" draw:name="Text Frame 6" draw:style-name="gr10" draw:text-style-name="P2" svg:width="0.3878in" svg:height="0.1394in" svg:x="3.2307in" svg:y="2.6063in"><draw:text-box><text:p text:style-name="P1"><text:span text:style-name="T1">FALSE</text:span></text:p></draw:text-box></draw:frame><draw:custom-shape text:anchor-type="paragraph" draw:z-index="22" draw:name="Shape 9" draw:style-name="gr8" draw:text-style-name="P3" svg:width="1.1461in" svg:height="1.0642in" svg:x="4.7717in" svg:y="2.7201in"><text:p text:style-name="P3">-5 &lt;= x</text:p><text:p text:style-name="P3">&amp;&amp;</text:p><text:p text:style-name="P3">X &lt;= 5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23" draw:name="Vertical line 4" draw:style-name="gr3" draw:text-style-name="P3" svg:x1="0.8429in" svg:y1="3.339in" svg:x2="0.8429in" svg:y2="3.4646in"><text:p/></draw:line><draw:line text:anchor-type="paragraph" draw:z-index="24" draw:name="Horizontal line 1" draw:style-name="gr3" draw:text-style-name="P3" svg:x1="-0.0646in" svg:y1="3.472in" svg:x2="0.8429in" svg:y2="3.4646in"><text:p/></draw:line><draw:line text:anchor-type="paragraph" draw:z-index="25" draw:name="Vertical line 5" draw:style-name="gr3" draw:text-style-name="P3" svg:x1="-0.0646in" svg:y1="3.4646in" svg:x2="-0.0646in" svg:y2="2.0362in"><text:p/></draw:line><draw:line text:anchor-type="paragraph" draw:z-index="26" draw:name="Line 7" draw:style-name="gr2" draw:text-style-name="P3" svg:x1="4.6008in" svg:y1="2.4972in" svg:x2="5.3445in" svg:y2="2.7201in"><text:p/></draw:line><draw:line text:anchor-type="paragraph" draw:z-index="27" draw:name="Line 8" draw:style-name="gr3" draw:text-style-name="P3" svg:x1="-0.0646in" svg:y1="2.0362in" svg:x2="2.5465in" svg:y2="0.6445in"><text:p/></draw:line><draw:line text:anchor-type="paragraph" draw:z-index="28" draw:name="Line 9" draw:style-name="gr2" draw:text-style-name="P3" svg:x1="2.5465in" svg:y1="0.6445in" svg:x2="3.1717in" svg:y2="0.6299in"><text:p/></draw:line><draw:custom-shape text:anchor-type="paragraph" draw:z-index="29" draw:name="Shape 10" draw:style-name="gr9" draw:text-style-name="P3" svg:width="1.2134in" svg:height="0.9898in" svg:x="2.0929in" svg:y="3.0409in"><text:p text:style-name="P3">I &gt; rNR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30" draw:name="Line 10" draw:style-name="gr2" draw:text-style-name="P3" svg:x1="3.3874in" svg:y1="2.4972in" svg:x2="2.7028in" svg:y2="3.0409in"><text:p/></draw:line><draw:custom-shape text:anchor-type="paragraph" draw:z-index="31" draw:name="Shape 11" draw:style-name="gr6" draw:text-style-name="P3" svg:width="1.0803in" svg:height="0.3949in" svg:x="5.3291in" svg:y="3.8654in"><text:p text:style-name="P3">Close! </text:p><text:p text:style-name="P3">Too High.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32" draw:name="Shape 12" draw:style-name="gr7" draw:text-style-name="P3" svg:width="0.9768in" svg:height="0.3949in" svg:x="4.3528in" svg:y="3.8654in"><text:p text:style-name="P3">Too high.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33" draw:name="Line 11" draw:style-name="gr2" draw:text-style-name="P3" svg:x1="4.7717in" svg:y1="3.2563in" svg:x2="4.7563in" svg:y2="3.8654in"><text:p/></draw:line><draw:line text:anchor-type="paragraph" draw:z-index="34" draw:name="Vertical line 6" draw:style-name="gr2" draw:text-style-name="P3" svg:x1="5.9173in" svg:y1="3.2484in" svg:x2="5.9173in" svg:y2="3.865in"><text:p/></draw:line><draw:custom-shape text:anchor-type="paragraph" draw:z-index="35" draw:name="Shape 13" draw:style-name="gr8" draw:text-style-name="P3" svg:width="1.1461in" svg:height="1.0642in" svg:x="2.8374in" svg:y="3.8516in"><text:p text:style-name="P3">-5 &lt;= x</text:p><text:p text:style-name="P3">&amp;&amp;</text:p><text:p text:style-name="P3">X &lt;= 5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36" draw:name="Shape 14" draw:style-name="gr7" draw:text-style-name="P3" svg:width="0.9768in" svg:height="0.3949in" svg:x="2.4035in" svg:y="5.0409in"><text:p text:style-name="P3">Too Low.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37" draw:name="Shape 15" draw:style-name="gr6" draw:text-style-name="P3" svg:width="1.0803in" svg:height="0.3949in" svg:x="3.3799in" svg:y="5.0264in"><text:p text:style-name="P3">Close! </text:p><text:p text:style-name="P3">Too Low.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38" draw:name="Line 12" draw:style-name="gr2" draw:text-style-name="P3" svg:x1="3.3063in" svg:y1="3.5465in" svg:x2="3.402in" svg:y2="3.889in"><text:p/></draw:line><draw:line text:anchor-type="paragraph" draw:z-index="39" draw:name="Line 13" draw:style-name="gr2" draw:text-style-name="P3" svg:x1="3.9835in" svg:y1="4.4098in" svg:x2="3.9681in" svg:y2="5.0571in"><text:p/></draw:line><draw:line text:anchor-type="paragraph" draw:z-index="40" draw:name="Line 14" draw:style-name="gr2" draw:text-style-name="P3" svg:x1="2.8378in" svg:y1="4.3874in" svg:x2="2.7626in" svg:y2="5.0409in"><text:p/></draw:line><draw:frame text:anchor-type="paragraph" draw:z-index="41" draw:name="Text Frame 9" draw:style-name="gr5" draw:text-style-name="P2" svg:width="0.3697in" svg:height="0.1496in" svg:x="2.8374in" svg:y="4.6626in"><draw:text-box><text:p text:style-name="P1"><text:span text:style-name="T1">FALSE</text:span></text:p></draw:text-box></draw:frame><draw:frame text:anchor-type="paragraph" draw:z-index="42" draw:name="Text Frame 10" draw:style-name="gr5" draw:text-style-name="P2" svg:width="0.3697in" svg:height="0.1496in" svg:x="4.8043in" svg:y="3.5917in"><draw:text-box><text:p text:style-name="P1"><text:span text:style-name="T1">FALSE</text:span></text:p></draw:text-box></draw:frame><draw:frame text:anchor-type="paragraph" draw:z-index="43" draw:name="Text Frame 11" draw:style-name="gr4" draw:text-style-name="P2" svg:width="0.328in" svg:height="0.1295in" svg:x="5.5591in" svg:y="3.5583in"><draw:text-box><text:p text:style-name="P1"><text:span text:style-name="T1">TRUE</text:span></text:p></draw:text-box></draw:frame><draw:frame text:anchor-type="paragraph" draw:z-index="44" draw:name="Text Frame 12" draw:style-name="gr4" draw:text-style-name="P2" svg:width="0.328in" svg:height="0.1295in" svg:x="3.6098in" svg:y="4.7264in"><draw:text-box><text:p text:style-name="P1"><text:span text:style-name="T1">TRUE</text:span></text:p></draw:text-box></draw:frame><draw:line text:anchor-type="paragraph" draw:z-index="45" draw:name="Line 15" draw:style-name="gr3" draw:text-style-name="P3" svg:x1="5.7461in" svg:y1="4.2598in" svg:x2="5.1661in" svg:y2="5.6079in"><text:p/></draw:line><draw:line text:anchor-type="paragraph" draw:z-index="46" draw:name="Line 16" draw:style-name="gr3" draw:text-style-name="P3" svg:x1="4.7417in" svg:y1="4.2598in" svg:x2="5.1661in" svg:y2="5.6079in"><text:p/></draw:line><draw:line text:anchor-type="paragraph" draw:z-index="47" draw:name="Line 17" draw:style-name="gr3" draw:text-style-name="P3" svg:x1="2.8291in" svg:y1="5.4354in" svg:x2="3.2457in" svg:y2="6.0465in"><text:p/></draw:line><draw:line text:anchor-type="paragraph" draw:z-index="48" draw:name="Line 18" draw:style-name="gr3" draw:text-style-name="P3" svg:x1="3.9083in" svg:y1="5.4209in" svg:x2="3.2457in" svg:y2="6.0465in"><text:p/></draw:line><draw:line text:anchor-type="paragraph" draw:z-index="49" draw:name="Line 19" draw:style-name="gr2" draw:text-style-name="P3" svg:x1="5.1657in" svg:y1="5.6075in" svg:x2="3.2457in" svg:y2="6.0465in"><text:p/></draw:line><draw:line text:anchor-type="paragraph" draw:z-index="50" draw:name="Line 20" draw:style-name="gr3" draw:text-style-name="P3" svg:x1="3.2457in" svg:y1="6.0465in" svg:x2="0.2402in" svg:y2="5.652in"><text:p/></draw:line><draw:line text:anchor-type="paragraph" draw:z-index="51" draw:name="Line 21" draw:style-name="gr2" draw:text-style-name="P3" svg:x1="0.2402in" svg:y1="5.652in" svg:x2="-0.0646in" svg:y2="3.4646in"><text:p/></draw:line><draw:frame text:anchor-type="paragraph" draw:z-index="52" draw:name="Text Frame 5" draw:style-name="gr1" draw:text-style-name="P2" svg:width="0.328in" svg:height="0.1413in" svg:x="4.4354in" svg:y="2.2445in"><draw:text-box><text:p text:style-name="P1"><text:span text:style-name="T1">TRUE</text:span></text:p></draw:text-box></draw:frame><draw:frame text:anchor-type="paragraph" draw:z-index="53" draw:name="Text Frame 7" draw:style-name="gr1" draw:text-style-name="P2" svg:width="0.328in" svg:height="0.1413in" svg:x="3.1929in" svg:y="3.3236in"><draw:text-box><text:p text:style-name="P1"><text:span text:style-name="T1">TRUE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7T17:40:37.299000000</meta:creation-date>
    <meta:generator>LibreOffice/7.5.0.3$Windows_X86_64 LibreOffice_project/c21113d003cd3efa8c53188764377a8272d9d6de</meta:generator>
    <dc:date>2023-03-17T18:35:37.827000000</dc:date>
    <meta:editing-duration>PT55M</meta:editing-duration>
    <meta:editing-cycles>3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